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7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HE-SH0046 High output Hexagon Hotend kit BOM</text:p>
          </table:table-cell>
          <table:table-cell table:style-name="Default"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This is what we expect to receive when we order Part No. HE-SH0046 from reprap discoun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1x AO-Hex heatsink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Opah heater block v0.9 (see drawing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emitec GT2 thermistor (100kOhm type) Thermistor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x heater cartridge 24V 30W Heater cartridge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extended retention plate (see drawing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tandard hexagon mount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x M3 x6 setscrew (heater cartridge set screw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 sink setscrew (M2x6 SCHS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0:16:47.62768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45:29.729498260</meta:creation-date>
    <dc:date>2016-03-29T12:18:16.516773605</dc:date>
    <meta:editing-duration>PT20H39M6S</meta:editing-duration>
    <meta:editing-cycles>5</meta:editing-cycles>
    <meta:generator>LibreOffice/5.0.4.2$Linux_X86_64 LibreOffice_project/2b9802c1994aa0b7dc6079e128979269cf95bc78</meta:generator>
    <meta:document-statistic meta:table-count="1" meta:cell-count="10" meta:object-count="0"/>
  </office:meta>
</office:document-meta>
</file>